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officeooo:rsid="0017812d" officeooo:paragraph-rsid="0017812d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5pt" officeooo:rsid="0018cd30" officeooo:paragraph-rsid="0018cd30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officeooo:paragraph-rsid="0016e78f"/>
    </style:style>
    <style:style style:name="T1" style:family="text">
      <style:text-properties fo:font-variant="normal" fo:text-transform="none" style:font-name="Arial1" fo:font-size="18pt" fo:letter-spacing="normal" fo:font-style="normal" fo:font-weight="normal" style:font-size-asian="18pt" style:font-size-complex="18pt"/>
    </style:style>
    <style:style style:name="T2" style:family="text">
      <style:text-properties style:font-name="Arial" fo:font-size="18pt" officeooo:rsid="0016e78f" style:font-size-asian="18pt" style:font-size-complex="18pt"/>
    </style:style>
    <style:style style:name="T3" style:family="text">
      <style:text-properties style:font-name="Arial1" fo:font-size="18pt" style:font-size-asian="18pt" style:font-size-complex="18pt"/>
    </style:style>
    <style:style style:name="T4" style:family="text">
      <style:text-properties officeooo:rsid="0018cd30"/>
    </style:style>
    <style:style style:name="T5" style:family="text">
      <style:text-properties officeooo:rsid="001ab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ERJ Zona oeste</text:p>
      <text:p text:style-name="P1"/>
      <text:p text:style-name="P1"/>
      <text:p text:style-name="P1"/>
      <text:p text:style-name="P1">Jonatha Salles Menezes</text:p>
      <text:p text:style-name="P1">2211312125</text:p>
      <text:p text:style-name="P1"/>
      <text:p text:style-name="P1"/>
      <text:p text:style-name="P1"/>
      <text:p text:style-name="P1"/>
      <text:p text:style-name="P7"><text:span text:style-name="T2">Lista 05 - <text:s/></text:span><text:span text:style-name="T1">ALGEBRA BOOLEANA &amp; CIRCUITOS DIGITAIS &amp; ARQUITETURA</text:span><text:span text:style-name="T3"> </text:span></text:p>
      <text:p text:style-name="P3">INF5312 - Organização de computado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io de Janeiro</text:p>
      <text:p text:style-name="P3">2022</text:p>
      <text:p text:style-name="P5"><text:soft-page-break/>Exercício 10)</text:p>
      <text:p text:style-name="P5">CISC são os processadores com um conjunto de instruções complexo, <text:span text:style-name="T4">pode ser encontrada em processadores x86,</text:span> podendo ultrapassar até 300 instruções, um conjunto maior de instruções facilitaria o trabalho do compilador com a unidade de processamento, porque diminuía o vão semântico. <text:span text:style-name="T4">O que acabou não dando certo, os compiladores desprezavam a maioria das instruções e modos de endereçamento.</text:span></text:p>
      <text:p text:style-name="P6">Na procura de processadores mais rápidos e baratos, surge a arquitetura RISC, os processadores com um conjunto de instruções reduzidos, <text:span text:style-name="T5">com muitos estudos sobre as estruturas mais utilizadas, concluiu-se que a forma de obter mais rapidez no processamento é na definição de uma arquitetura mais simples. Um exemplo de RISC é o Nintendo D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ferência<text:span text:style-name="T5">s</text:span></text:p>
      <text:p text:style-name="P5">Mário Monteiro – Introdução à organização de computadores.</text:p>
      <text:p text:style-name="P5"><text:a xlink:type="simple" xlink:href="https://pt.wikipedia.org/wiki/RISC" text:style-name="Internet_20_link" text:visited-style-name="Visited_20_Internet_20_Link">RISC – Wikipédia, a enciclopédia livre (wikipedia.org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5:26:37.330000000</dc:date>
    <meta:editing-duration>PT12M58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3" meta:word-count="154" meta:character-count="1031" meta:non-whitespace-character-count="885"/>
  </office:meta>
</office:document-meta>
</file>